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, sans-serif"/>
    <style:font-face style:name="Proxima Nova2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ccf8" style:text-blinking="false" fo:background-color="transparent" loext:padding="0cm" loext:border="non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ccf8" style:font-size-asian="24pt" style:font-weight-asian="bold" style:font-size-complex="24pt" style:font-weight-complex="bold"/>
    </style:style>
    <style:style style:name="P9" style:family="paragraph" style:parent-style-name="Text_20_body">
      <style:text-properties fo:color="#336633" loext:opacity="100%" fo:font-size="14pt" style:font-size-asian="14pt" style:font-size-complex="14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ccf8" style:font-size-asian="12pt" style:font-size-complex="12pt"/>
    </style:style>
    <style:style style:name="P11" style:family="paragraph" style:parent-style-name="Standard">
      <style:text-properties style:font-name="Calibri1" fo:font-size="12pt" officeooo:paragraph-rsid="0019ccf8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3" style:family="paragraph" style:parent-style-name="Standard">
      <style:text-properties style:font-name="DejaVu Sans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text-properties officeooo:paragraph-rsid="0019ccf8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ccf8"/>
    </style:style>
    <style:style style:name="P17" style:family="paragraph" style:parent-style-name="Standard" style:master-page-name="First_20_Page">
      <style:paragraph-properties style:page-number="auto"/>
      <style:text-properties officeooo:paragraph-rsid="0019ccf8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tyle="italic" style:font-style-asian="italic" style:font-style-complex="italic"/>
    </style:style>
    <style:style style:name="P20" style:family="paragraph" style:parent-style-name="Text_20_body" style:list-style-name="L1">
      <style:text-properties fo:font-style="italic" officeooo:rsid="00104cba" officeooo:paragraph-rsid="00104cba" style:font-style-asian="italic" style:font-style-complex="italic"/>
    </style:style>
    <style:style style:name="P21" style:family="paragraph" style:parent-style-name="Text_20_body" style:list-style-name="L1">
      <style:text-properties fo:font-style="normal" officeooo:rsid="00104cba" officeooo:paragraph-rsid="00104cba" style:font-style-asian="normal" style:font-style-complex="normal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b585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1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1" fo:font-style="normal" style:text-underline-style="none" fo:font-weight="normal" officeooo:rsid="0019ccf8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1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color="#000000" loext:opacity="100%" style:text-line-through-style="none" style:text-line-through-type="none" style:font-name="Proxima Nova2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color="#1155cc" loext:opacity="100%" style:text-underline-style="solid" style:text-underline-width="auto" style:text-underline-color="font-color"/>
    </style:style>
    <style:style style:name="T15" style:family="text">
      <style:text-properties style:font-name="Calibri1" fo:font-size="12pt" style:font-size-asian="12pt" style:font-size-complex="12pt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3"/>
          <text:p text:style-name="P3"><text:user-field-get text:name="Modulo">Computer systems</text:user-field-get></text:p>
          <text:p text:style-name="P3">CFGS DAW</text:p>
        </draw:text-box>
      </draw:frame>
      <text:p text:style-name="P17"/>
      <text:p text:style-name="P15"/>
      <text:p text:style-name="P15"/>
      <text:p text:style-name="P15"/>
      <text:p text:style-name="P8"><text:span text:style-name="T8">Computer Systems - </text:span><text:span text:style-name="T9">Glossary</text:span><text:span text:style-name="T10"><text:line-break/></text:span><text:span text:style-name="T11">UD 02. </text:span><text:span text:style-name="T13"><text:user-field-get text:name="Tema">Functional elements of a computer</text:user-field-get></text:span></text:p>
      <text:p text:style-name="P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5"><text:s/>Sergio García / Alfredo Oltra</text:p>
      <text:p text:style-name="P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4">s</text:span></text:a></text:p>
      <text:p text:style-name="P16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12">s</text:span></text:a></text:p>
      <text:p text:style-name="P6">20<text:span text:style-name="T16">22</text:span>/20<text:span text:style-name="T17">2</text:span><text:span text:style-name="T16">3</text:span></text:p>
      <text:p text:style-name="P10"><text:tab/><text:tab/><text:tab/><text:tab/><text:tab/><text:tab/><text:tab/><text:tab/><text:tab/><text:tab/>Versión:<text:date style:data-style-name="N104" text:date-value="2022-07-29T20:25:22.829999704">220729</text:date>.<text:time style:data-style-name="N105" text:time-value="2022-07-29T20:25:22.829999704">2024</text:time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D0<text:user-field-get text:name="NumeroTema">2</text:user-field-get>. <text:user-field-get text:name="Tema">Functional elements of a computer</text:user-field-get></text:p>
      <text:p text:style-name="Titulo"/>
      <text:p text:style-name="Standard"/>
      <text:h text:style-name="Heading_20_1" text:outline-level="1">Vocabulary</text:h>
      <text:p text:style-name="Text_20_body">General:</text:p>
      <text:list xml:id="list14567624" text:style-name="L1">
        <text:list-item>
          <text:p text:style-name="P19">architecture: <text:span text:style-name="T7">arquitectura</text:span>.</text:p>
        </text:list-item>
        <text:list-item>
          <text:p text:style-name="P20">cell: celda.</text:p>
        </text:list-item>
        <text:list-item>
          <text:p text:style-name="P18"><text:span text:style-name="T4">computer</text:span>: <text:span text:style-name="T4">computadora</text:span>.</text:p>
        </text:list-item>
        <text:list-item>
          <text:p text:style-name="P18"><text:span text:style-name="T4">design: </text:span><text:span text:style-name="T7">diseño</text:span><text:span text:style-name="T4">.</text:span></text:p>
        </text:list-item>
        <text:list-item>
          <text:p text:style-name="P19">device: <text:span text:style-name="T7">dispositivo</text:span></text:p>
        </text:list-item>
        <text:list-item>
          <text:p text:style-name="P19">field: <text:span text:style-name="T7">campo</text:span></text:p>
        </text:list-item>
        <text:list-item>
          <text:p text:style-name="P20">general purpose: propósito general</text:p>
        </text:list-item>
        <text:list-item>
          <text:p text:style-name="P19">input: <text:span text:style-name="T7">entrada</text:span></text:p>
        </text:list-item>
        <text:list-item>
          <text:p text:style-name="P21">instruction set: conjunto de instruscciones</text:p>
        </text:list-item>
        <text:list-item>
          <text:p text:style-name="P20">parallel: en paralelo</text:p>
        </text:list-item>
        <text:list-item>
          <text:p text:style-name="P19">output: <text:span text:style-name="T7">salida</text:span></text:p>
        </text:list-item>
        <text:list-item>
          <text:p text:style-name="P18"><text:span text:style-name="T4">(un) reliable: </text:span><text:span text:style-name="T7">(no) </text:span><text:span text:style-name="T4">confiable</text:span></text:p>
        </text:list-item>
        <text:list-item>
          <text:p text:style-name="P19">set: <text:s/><text:span text:style-name="T7">conjunto</text:span></text:p>
        </text:list-item>
        <text:list-item>
          <text:p text:style-name="P20">serial: en serie</text:p>
        </text:list-item>
        <text:list-item>
          <text:p text:style-name="P19">signal: <text:span text:style-name="T7">señales</text:span></text:p>
        </text:list-item>
        <text:list-item>
          <text:p text:style-name="P19">two-way: <text:span text:style-name="T7">bidireccional</text:span></text:p>
        </text:list-item>
        <text:list-item>
          <text:p text:style-name="P18"><text:span text:style-name="T4">vacuum tubes</text:span>: tubos de vacío. </text:p>
        </text:list-item>
      </text:list>
      <text:p text:style-name="Text_20_body"/>
      <text:p text:style-name="Text_20_body">Verbos:</text:p>
      <text:list xml:id="list202523453271711" text:continue-numbering="true" text:style-name="L1">
        <text:list-item>
          <text:p text:style-name="P19">to fetch: <text:span text:style-name="T7">ir a buscar y <text:s/>recoger</text:span>.</text:p>
        </text:list-item>
        <text:list-item>
          <text:p text:style-name="P19">to load: <text:span text:style-name="T7">cargar</text:span></text:p>
        </text:list-item>
        <text:list-item>
          <text:p text:style-name="P18"><text:span text:style-name="T4">to perform: </text:span><text:span text:style-name="T7">realizar</text:span></text:p>
        </text:list-item>
        <text:list-item>
          <text:p text:style-name="P19">to store: <text:span text:style-name="T7">almacen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, sans-serif"/>
    <style:font-face style:name="Proxima Nova2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Esquema_20_9" style:display-name="Esquema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8" style:display-name="Esquema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7" style:display-name="Esquema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6" style:display-name="Esquema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5" style:display-name="Esquema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4" style:display-name="Esquema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3" style:display-name="Esquema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Esquema_20_2" style:display-name="Esquema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Esquema_20_1" style:display-name="Esquema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Notas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yello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8pt" fo:language="en" fo:country="GB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Titel" style:display-name="Predeterminado~LT~Titel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Gliederung_20_9" style:display-name="Predeterminado~LT~Gliederung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8" style:display-name="Predeterminado~LT~Gliederung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7" style:display-name="Predeterminado~LT~Gliederung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6" style:display-name="Predeterminado~LT~Gliederung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5" style:display-name="Predeterminado~LT~Gliederung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4" style:display-name="Predeterminado~LT~Gliederung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3" style:display-name="Predeterminado~LT~Gliederung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Predeterminado_7e_LT_7e_Gliederung_20_2" style:display-name="Predeterminado~LT~Gliederung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Predeterminado_7e_LT_7e_Gliederung_20_1" style:display-name="Predeterminado~LT~Gliederung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Línea_20_de_20_dimensiones" style:display-name="Línea de dimensiones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2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1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1" style:family="paragraph" style:parent-style-name="Standard">
      <style:paragraph-properties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Cuerpo_20_de_20_texto_20_justificado" style:display-name="Cuerpo de texto justificad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_20_ni_20_línea" style:display-name="Objeto sin relleno ni líne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" style:display-name="Objeto sin rellen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sombra" style:display-name="Objeto con sombr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punta_20_de_20_flecha" style:display-name="Objeto con punta de flech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b585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4M18S</meta:editing-duration>
    <meta:editing-cycles>19</meta:editing-cycles>
    <meta:generator>LibreOffice/7.3.2.2$Windows_X86_64 LibreOffice_project/49f2b1bff42cfccbd8f788c8dc32c1c309559be0</meta:generator>
    <dc:date>2022-07-29T20:25:22.656000000</dc:date>
    <meta:document-statistic meta:table-count="0" meta:image-count="1" meta:object-count="0" meta:page-count="2" meta:paragraph-count="37" meta:word-count="134" meta:character-count="856" meta:non-whitespace-character-count="762"/>
    <meta:template xlink:type="simple" xlink:actuate="onRequest" xlink:title="Plantilla CEED" xlink:href="../../../SergiAmic/AppData/Roaming/LibreOffice/4/user/template/Plantilla%20CEED.ott" meta:date="2016-09-18T03:24:45.080000000"/>
  </office:meta>
</office:document-meta>
</file>